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9B100000D7DBC26B4F568251329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Standard">
      <style:paragraph-properties fo:text-align="justify" style:justify-single-word="false"/>
      <style:text-properties style:font-name="Arial" fo:font-size="10pt" fo:font-style="italic" style:font-size-asian="10pt" style:font-style-asian="italic" style:font-name-complex="Arial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style="italic" officeooo:rsid="000a3e52" officeooo:paragraph-rsid="000a3e52" style:font-size-asian="10pt" style:font-style-asian="italic" style:font-name-complex="Arial" style:font-size-complex="10pt"/>
    </style:style>
    <style:style style:name="P4" style:family="paragraph" style:parent-style-name="Standard">
      <style:text-properties fo:color="#808080" style:font-name="Arial" fo:font-size="14pt" fo:font-weight="bold" style:font-size-asian="14pt" style:font-weight-asian="bold" style:font-name-complex="Arial" style:font-size-complex="14pt"/>
    </style:style>
    <style:style style:name="P5" style:family="paragraph" style:parent-style-name="Standard">
      <style:text-properties fo:language="none" fo:country="none" style:language-asian="none" style:country-asian="none"/>
    </style:style>
    <style:style style:name="P6" style:family="paragraph" style:parent-style-name="Standard">
      <style:text-properties fo:font-style="italic" style:font-style-asian="italic"/>
    </style:style>
    <style:style style:name="P7" style:family="paragraph" style:parent-style-name="Standard">
      <style:paragraph-properties>
        <style:tab-stops>
          <style:tab-stop style:position="3.845cm"/>
        </style:tab-stops>
      </style:paragraph-properties>
    </style:style>
    <style:style style:name="P8" style:family="paragraph" style:parent-style-name="Standard">
      <style:text-properties officeooo:paragraph-rsid="000a3e52"/>
    </style:style>
    <style:style style:name="P9" style:family="paragraph" style:parent-style-name="Standard" style:master-page-name="Standard">
      <style:paragraph-properties style:page-number="auto">
        <style:tab-stops>
          <style:tab-stop style:position="5.909cm"/>
        </style:tab-stops>
      </style:paragraph-properties>
    </style:style>
    <style:style style:name="P10" style:family="paragraph" style:parent-style-name="Standard">
      <style:paragraph-properties style:vertical-align="baseline"/>
      <style:text-properties style:font-name="Arial" fo:font-size="11pt" fo:font-weight="bold" style:font-size-asian="11pt" style:font-weight-asian="bold" style:font-name-complex="Arial" style:font-size-complex="11pt"/>
    </style:style>
    <style:style style:name="T1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2" style:family="text">
      <style:text-properties style:font-name="Arial" officeooo:rsid="00097e4c" style:font-name-complex="Arial"/>
    </style:style>
    <style:style style:name="T3" style:family="text">
      <style:text-properties style:font-name="Arial" officeooo:rsid="000a3e52" style:font-name-complex="Arial"/>
    </style:style>
    <style:style style:name="T4" style:family="text">
      <style:text-properties style:font-name="Arial" officeooo:rsid="000aef19" style:font-name-complex="Arial"/>
    </style:style>
    <style:style style:name="T5" style:family="text">
      <style:text-properties fo:color="#808080" style:font-name="Arial" fo:font-size="13pt" fo:font-weight="bold" style:font-size-asian="13pt" style:font-weight-asian="bold" style:font-name-complex="Arial" style:font-size-complex="13pt"/>
    </style:style>
    <style:style style:name="T6" style:family="text">
      <style:text-properties fo:color="#808080" style:font-name="Arial" fo:font-size="14pt" fo:font-weight="bold" style:font-size-asian="14pt" style:font-weight-asian="bold" style:font-name-complex="Arial" style:font-size-complex="14pt"/>
    </style:style>
    <style:style style:name="T7" style:family="text">
      <style:text-properties officeooo:rsid="000a9307"/>
    </style:style>
    <style:style style:name="T8" style:family="text">
      <style:text-properties officeooo:rsid="000ce266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8cm" fo:padding-right="0.28cm" fo:padding-top="0.153cm" fo:padding-bottom="0.153cm" fo:border="none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-content" style:horizontal-pos="center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ab/></text:p>
      <text:p text:style-name="P5"><draw:frame draw:style-name="fr1" draw:name="Marco1" text:anchor-type="char" svg:x="-1.905cm" svg:y="0.148cm" svg:width="19.05cm" svg:height="4.128cm" draw:z-index="1"><draw:text-box><text:p text:style-name="Standard"><text:span text:style-name="T5">Titulo:</text:span><text:span text:style-name="T1"> </text:span><text:span text:style-name="T2">Propuesta de rediseño de la nube de servicios de la UNLP</text:span></text:p><text:p text:style-name="P8"><text:span text:style-name="T5">Autores:</text:span><text:span text:style-name="T2"> Miguel Carbone </text:span><text:span text:style-name="T4">y</text:span><text:span text:style-name="T2"> José Nahuel Cuesta Luengo</text:span></text:p><text:p text:style-name="P8"><text:span text:style-name="T5">Director:</text:span><text:span text:style-name="T6"> </text:span><text:span text:style-name="T3">Lic. </text:span><text:span text:style-name="T2">Claudia </text:span><text:span text:style-name="T3">B</text:span><text:span text:style-name="T2">anchoff Tzancoff</text:span></text:p><text:p text:style-name="Standard"><text:span text:style-name="T5">Codirector:</text:span><text:span text:style-name="T6"> </text:span><text:span text:style-name="T3">Lic. Claudia Q</text:span><text:span text:style-name="T2">ueiruga</text:span></text:p><text:p text:style-name="Standard"><text:span text:style-name="T5">Asesor profesional:</text:span><text:span text:style-name="T6"> </text:span><text:span text:style-name="T3">Lic. C</text:span><text:span text:style-name="T2">hristian </text:span><text:span text:style-name="T3">Rodriguez</text:span></text:p><text:p text:style-name="Standard"><text:span text:style-name="T5">Carrera:</text:span><text:span text:style-name="T6"> </text:span><text:span text:style-name="T2">Licenciatura en </text:span><text:span text:style-name="T4">Sistemas y Licenciatura en </text:span><text:span text:style-name="T2">Informática</text:span></text:p><text:p text:style-name="P4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P7"><draw:frame draw:style-name="fr1" draw:name="Marco2" text:anchor-type="char" svg:x="-2.223cm" svg:y="2.625cm" svg:width="19.05cm" svg:height="5.398cm" draw:z-index="2"><draw:text-box><text:p text:style-name="P2">Completar con tipografía Arial – tamaño 10 - justificado</text:p><text:p text:style-name="P6"/></draw:text-box></draw:frame><draw:frame draw:style-name="fr1" draw:name="Marco3" text:anchor-type="char" svg:x="-2.223cm" svg:y="9.292cm" svg:width="9.208cm" svg:height="4.445cm" draw:z-index="3"><draw:text-box><text:p text:style-name="P3">Nube – <text:span text:style-name="T7">Servicios Web – </text:span>API – RES<text:span text:style-name="T7">T –</text:span> Microservicios – Patrones – Diseño <text:span text:style-name="T7">de Arquitectura </text:span>– <text:span text:style-name="T7">ESB – API Gateway</text:span></text:p></draw:text-box></draw:frame><draw:frame draw:style-name="fr1" draw:name="Marco4" text:anchor-type="char" svg:x="7.62cm" svg:y="9.292cm" svg:width="9.208cm" svg:height="4.445cm" draw:z-index="4"><draw:text-box><text:p text:style-name="P2">Completar con tipografía Arial – tamaño 10 - justificado</text:p></draw:text-box></draw:frame><draw:frame draw:style-name="fr1" draw:name="Marco5" text:anchor-type="char" svg:x="7.62cm" svg:y="14.372cm" svg:width="9.208cm" svg:height="4.445cm" draw:z-index="6"><draw:text-box><text:p text:style-name="P2">Completar con tipografía Arial – tamaño 10 - justificado</text:p></draw:text-box></draw:frame><draw:frame draw:style-name="fr1" draw:name="Marco6" text:anchor-type="char" svg:x="-2.223cm" svg:y="14.372cm" svg:width="9.208cm" svg:height="4.445cm" draw:z-index="5"><draw:text-box><text:p text:style-name="P2">Completar con tipografía Arial – tamaño 10 - justificado</text:p><text:p text:style-name="P2"/></draw:text-box></draw:frame><draw:frame draw:style-name="fr1" draw:name="Marco7" text:anchor-type="char" svg:x="13.018cm" svg:y="20.087cm" svg:width="4.445cm" svg:height="0.635cm" draw:z-index="7"><draw:text-box><text:p text:style-name="P10"><text:s text:c="3"/><text:span text:style-name="T8">Abril 2016</text:span></text:p></draw:text-box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A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-content" style:horizontal-pos="center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2.501cm" fo:margin-left="3cm" fo:margin-right="3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75cm" fo:margin-left="0cm" fo:margin-right="0cm" fo:margin-bottom="3.6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char" svg:y="-4.763cm" svg:width="21.006cm" svg:height="29.235cm" draw:z-index="0"><draw:image xlink:href="Pictures/10000000000009B100000D7DBC26B4F568251329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adna</meta:initial-creator>
    <meta:creation-date>2010-09-21T13:01:00</meta:creation-date>
    <dc:date>2016-04-07T13:03:33.721358000</dc:date>
    <meta:print-date>2010-09-22T11:00:00</meta:print-date>
    <meta:editing-cycles>11</meta:editing-cycles>
    <meta:editing-duration>PT1H39M54S</meta:editing-duration>
    <meta:generator>LibreOffice/5.1.0.3$MacOSX_X86_64 LibreOffice_project/5e3e00a007d9b3b6efb6797a8b8e57b51ab1f737</meta:generator>
    <meta:document-statistic meta:table-count="0" meta:image-count="1" meta:object-count="0" meta:page-count="1" meta:paragraph-count="14" meta:word-count="89" meta:character-count="640" meta:non-whitespace-character-count="546"/>
  </office:meta>
</office:document-meta>
</file>